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kt_20_ohne_20_Füllung_20_und_20_Linie">
      <style:graphic-properties svg:stroke-width="0.3cm" draw:marker-start-width="0.65cm" draw:marker-end-width="0.65cm" draw:textarea-vertical-align="middle" draw:ole-draw-aspect="1" style:protect="siz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1cm" svg:height="8.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1cm" svg:height="8.8cm" svg:x="17.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6cm" svg:height="2.1cm" svg:x="6.9cm" svg:y="1.1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6cm" svg:height="2.1cm" svg:x="18.6cm" svg:y="1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6cm" svg:height="2.1cm" svg:x="0.7cm" svg:y="1.1cm">
          <text:p text:style-name="P1">Klartext-</text:p>
          <text:p text:style-name="P1">rau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5cm" svg:y1="2.15cm" svg:x2="18.6cm" svg:y2="2.15cm" draw:start-shape="id1" draw:start-glue-point="1" draw:end-shape="id2" draw:end-glue-point="3" svg:d="m10500 2150h8100" svg:viewBox="0 0 8101 1">
          <text:p/>
        </draw:connector>
        <draw:connector draw:style-name="gr6" draw:text-style-name="P1" draw:layer="layout" draw:type="line" svg:x1="4.3cm" svg:y1="2.15cm" svg:x2="6.9cm" svg:y2="2.15cm" draw:start-shape="id3" draw:start-glue-point="1" draw:end-shape="id1" draw:end-glue-point="3" svg:d="m4300 2150h2600" svg:viewBox="0 0 2601 1">
          <text:p text:style-name="P1"/>
        </draw:connector>
        <draw:frame draw:style-name="gr7" draw:layer="layout" svg:width="1.031cm" svg:height="0.962cm" svg:x="5.1cm" svg:y="1.3cm">
          <draw:text-box>
            <text:p>M</text:p>
          </draw:text-box>
        </draw:frame>
        <draw:custom-shape draw:style-name="gr3" draw:text-style-name="P1" xml:id="id4" draw:id="id4" draw:layer="layout" svg:width="4.6cm" svg:height="2.2cm" svg:x="6.4cm" svg:y="5.1cm">
          <text:p text:style-name="P1">Schlüssel-</text:p>
          <text:p text:style-name="P1">raum EK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.264cm" svg:height="0.9cm" svg:x="8.6cm" svg:y="3.9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9" draw:text-style-name="P1" draw:layer="layout" draw:type="line" svg:x1="8.7cm" svg:y1="5.1cm" svg:x2="8.7cm" svg:y2="3.2cm" draw:start-shape="id4" draw:start-glue-point="0" draw:end-shape="id1" svg:d="m8700 5100v-1900" svg:viewBox="0 0 1 1901">
          <text:p/>
        </draw:connector>
        <draw:frame draw:style-name="gr7" draw:text-style-name="P2" draw:layer="layout" svg:width="2.653cm" svg:height="0.962cm" svg:x="1.3cm" svg:y="7.7cm">
          <draw:text-box>
            <text:p text:style-name="P2"><text:span text:style-name="T1">Sender</text:span></text:p>
          </draw:text-box>
        </draw:frame>
        <draw:frame draw:style-name="gr7" draw:layer="layout" svg:width="3.952cm" svg:height="0.962cm" svg:x="12.5cm" svg:y="1cm">
          <draw:text-box>
            <text:p>C=E(M, <text:s text:c="5"/>)</text:p>
          </draw:text-box>
        </draw:frame>
        <draw:frame draw:style-name="gr8" draw:text-style-name="P1" draw:layer="layout" svg:width="1.264cm" svg:height="0.9cm" svg:x="14.7cm" svg:y="1.1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1" xml:id="id5" draw:id="id5" draw:layer="layout" svg:width="4.6cm" svg:height="2.2cm" svg:x="18.1cm" svg:y="5.1cm">
          <text:p text:style-name="P1">Schlüssel-</text:p>
          <text:p text:style-name="P1">raum DK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20.4cm" svg:y1="5.1cm" svg:x2="20.4cm" svg:y2="3.2cm" draw:start-shape="id5" draw:start-glue-point="0" draw:end-shape="id2" draw:end-glue-point="2" svg:d="m20400 5100v-1900" svg:viewBox="0 0 1 1901">
          <text:p/>
        </draw:connector>
        <draw:frame draw:style-name="gr8" draw:text-style-name="P1" draw:layer="layout" svg:width="1.306cm" svg:height="0.9cm" svg:x="20.2cm" svg:y="3.9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2" draw:layer="layout" svg:width="3.817cm" svg:height="0.962cm" svg:x="23.601cm" svg:y="7.7cm">
          <draw:text-box>
            <text:p text:style-name="P2"><text:span text:style-name="T1">Empfänger</text:span></text:p>
          </draw:text-box>
        </draw:frame>
        <draw:connector draw:style-name="gr10" draw:text-style-name="P1" draw:layer="layout" draw:type="line" svg:x1="22.2cm" svg:y1="2.15cm" svg:x2="28.608cm" svg:y2="2.205cm" draw:start-shape="id2" draw:start-glue-point="1" svg:d="m22200 2150 6408 55" svg:viewBox="0 0 6409 56">
          <text:p/>
        </draw:connector>
        <draw:frame draw:style-name="gr7" draw:layer="layout" svg:width="3.986cm" svg:height="0.962cm" svg:x="23.1cm" svg:y="1cm">
          <draw:text-box>
            <text:p>M=D(C, <text:s text:c="5"/>)</text:p>
          </draw:text-box>
        </draw:frame>
        <draw:frame draw:style-name="gr8" draw:text-style-name="P1" draw:layer="layout" svg:width="1.306cm" svg:height="0.9cm" svg:x="25.4cm" svg:y="1.1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4cm" fo:page-height="8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6T12:29:13.261854027</meta:creation-date>
    <dc:date>2014-01-06T12:53:33.192175563</dc:date>
    <meta:editing-duration>PT8M19S</meta:editing-duration>
    <meta:editing-cycles>1</meta:editing-cycles>
    <meta:document-statistic meta:object-count="21"/>
    <meta:generator>LibreOffice/4.1.4.2$Linux_X86_64 LibreOffice_project/410m0$Build-2</meta:generator>
  </office:meta>
</office:document-meta>
</file>

<file path=Object 1/content.xml><?xml version="1.0" encoding="utf-8"?>
<math xmlns="http://www.w3.org/1998/Math/MathML">
  <semantics>
    <mrow>
      <msub>
        <mi>K</mi>
        <mrow>
          <mi>E</mi>
        </mrow>
      </msub>
    </mrow>
    <annotation encoding="StarMath 5.0">K_{E}</annotation>
  </semantics>
</math>
</file>

<file path=Object 2/content.xml><?xml version="1.0" encoding="utf-8"?>
<math xmlns="http://www.w3.org/1998/Math/MathML">
  <semantics>
    <mrow>
      <msub>
        <mi>K</mi>
        <mrow>
          <mi>E</mi>
        </mrow>
      </msub>
    </mrow>
    <annotation encoding="StarMath 5.0">K_{E}</annotation>
  </semantics>
</math>
</file>

<file path=Object 3/content.xml><?xml version="1.0" encoding="utf-8"?>
<math xmlns="http://www.w3.org/1998/Math/MathML">
  <semantics>
    <mrow>
      <msub>
        <mi>K</mi>
        <mrow>
          <mi>D</mi>
        </mrow>
      </msub>
    </mrow>
    <annotation encoding="StarMath 5.0">K_{D}</annotation>
  </semantics>
</math>
</file>

<file path=Object 4/content.xml><?xml version="1.0" encoding="utf-8"?>
<math xmlns="http://www.w3.org/1998/Math/MathML">
  <semantics>
    <mrow>
      <msub>
        <mi>K</mi>
        <mrow>
          <mi>D</mi>
        </mrow>
      </msub>
    </mrow>
    <annotation encoding="StarMath 5.0">K_{D}</annotation>
  </semantics>
</math>
</file>